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style:font-face style:name="TSCu_Times" svg:font-family="TSCu_Times" style:font-pitch="variable"/>
    <style:font-face style:name="Tim" svg:font-family="Tim"/>
    <style:font-face style:name="roma" svg:font-family="roma"/>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2"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svg:stroke-color="#ff0000" draw:marker-start="Arrowheads_20_2" draw:marker-start-width="0.3cm" draw:marker-end="Arrowheads_20_3" draw:marker-end-width="0.3cm" draw:textarea-vertical-align="middle"/>
    </style:style>
    <style:style style:name="gr5" style:family="graphic" style:parent-style-name="standard">
      <style:graphic-properties svg:stroke-color="#00a933" draw:marker-start="Arrowheads_20_2" draw:marker-start-width="0.3cm" draw:marker-end="Arrowheads_20_3" draw:marker-end-width="0.3cm"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marker-start="Arrowheads_20_4" draw:marker-start-width="0.3cm" draw:marker-end="Arrowheads_20_5" draw:marker-end-width="0.3cm" draw:textarea-vertical-align="middl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11"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text-properties fo:color="#00a933" loext:opacity="100%"/>
    </style:style>
    <style:style style:name="P4" style:family="paragraph">
      <loext:graphic-properties draw:fill="none" draw:fill-color="#ffffff"/>
      <style:text-properties fo:color="#00a933" loext:opacity="100%" loext:color-lum-mod="100%" loext:color-lum-off="0%"/>
    </style:style>
    <style:style style:name="P5" style:family="paragraph">
      <style:text-properties fo:color="#f10d0c" loext:opacity="100%"/>
    </style:style>
    <style:style style:name="P6" style:family="paragraph">
      <loext:graphic-properties draw:fill="none" draw:fill-color="#ffffff"/>
      <style:text-properties fo:color="#f10d0c" loext:opacity="100%" loext:color-lum-mod="100%" loext:color-lum-off="0%"/>
    </style:style>
    <style:style style:name="P7" style:family="paragraph">
      <style:text-properties fo:color="#2a6099" loext:opacity="100%"/>
    </style:style>
    <style:style style:name="P8" style:family="paragraph">
      <loext:graphic-properties draw:fill="none" draw:fill-color="#ffffff"/>
      <style:text-properties fo:color="#2a6099" loext:opacity="100%" loext:color-lum-mod="100%" loext:color-lum-off="0%"/>
    </style:style>
    <style:style style:name="P9" style:family="paragraph">
      <style:text-properties fo:font-size="12pt" style:font-size-asian="12pt" style:font-size-complex="12pt"/>
    </style:style>
    <style:style style:name="P10" style:family="paragraph">
      <loext:graphic-properties draw:fill="none" draw:fill-color="#ffffff"/>
      <style:text-properties style:font-name="roma" fo:font-size="12pt" style:font-size-asian="12pt" style:font-size-complex="12pt"/>
    </style:style>
    <style:style style:name="P11" style:family="paragraph">
      <loext:graphic-properties draw:fill-color="#ffffff"/>
    </style:style>
    <style:style style:name="T1" style:family="text">
      <style:text-properties fo:color="#00a933" loext:opacity="100%"/>
    </style:style>
    <style:style style:name="T2" style:family="text">
      <style:text-properties fo:color="#00a933" loext:opacity="100%" style:text-position="sub 58%"/>
    </style:style>
    <style:style style:name="T3" style:family="text">
      <style:text-properties fo:color="#f10d0c" loext:opacity="100%"/>
    </style:style>
    <style:style style:name="T4" style:family="text">
      <style:text-properties fo:color="#2a6099" loext:opacity="100%"/>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g>
          <draw:line draw:style-name="gr1" draw:text-style-name="P1" draw:layer="layout" svg:x1="3.81cm" svg:y1="9.895cm" svg:x2="3.81cm" svg:y2="6.72cm">
            <text:p/>
          </draw:line>
          <draw:line draw:style-name="gr1" draw:text-style-name="P1" draw:layer="layout" svg:x1="3.81cm" svg:y1="9.895cm" svg:x2="11.43cm" svg:y2="9.895cm">
            <text:p/>
          </draw:line>
          <draw:path draw:style-name="gr2" draw:text-style-name="P1" draw:layer="layout" svg:width="7.747cm" svg:height="4.45cm" svg:x="4.317cm" svg:y="4.809cm" svg:viewBox="0 0 7748 4451" svg:d="M0 4c263 35 543-62 796 58 224 106 504 28 699 214 210 201 284 513 505 699 215 181 357 430 602 563 186 102 405 149 622 155 205 6 395 95 602 136 241 48 441 120 679 175 267 62 412 338 641 485 226 145 429 344 563 583 137 243 390 378 622 505 195 106 416 156 621 252 229 107 406 283 621 408l175 194v20">
            <text:p/>
          </draw:path>
          <draw:path draw:style-name="gr3" draw:text-style-name="P1" draw:layer="layout" svg:width="7.747cm" svg:height="4.45cm" svg:x="5.587cm" svg:y="2.91cm" svg:viewBox="0 0 7748 4451" svg:d="M0 4c263 35 543-62 796 58 224 106 504 28 699 214 210 201 284 513 505 699 215 181 357 430 602 563 186 102 405 149 622 155 205 6 395 95 602 136 241 48 441 120 679 175 267 62 412 338 641 485 226 145 429 344 563 583 137 243 390 378 622 505 195 106 416 156 621 252 229 107 406 283 621 408l175 194v20">
            <text:p/>
          </draw:path>
          <draw:line draw:style-name="gr4" draw:text-style-name="P2" draw:layer="layout" svg:x1="8.255cm" svg:y1="9.895cm" svg:x2="8.255cm" svg:y2="6.72cm">
            <text:p/>
          </draw:line>
          <draw:line draw:style-name="gr5" draw:text-style-name="P2" draw:layer="layout" svg:x1="8.254cm" svg:y1="6.506cm" svg:x2="8.254cm" svg:y2="4.601cm">
            <text:p/>
          </draw:line>
          <draw:frame draw:style-name="gr6" draw:text-style-name="P4" draw:layer="layout" svg:width="2.54cm" svg:height="0.962cm" svg:x="6.985cm" svg:y="5.123cm">
            <draw:text-box>
              <text:p text:style-name="P3"><text:span text:style-name="T1">h</text:span><text:span text:style-name="T2">i</text:span></text:p>
            </draw:text-box>
          </draw:frame>
          <draw:frame draw:style-name="gr6" draw:text-style-name="P6" draw:layer="layout" svg:width="2.54cm" svg:height="0.962cm" svg:x="6.272cm" svg:y="7.361cm">
            <draw:text-box>
              <text:p text:style-name="P5"><text:span text:style-name="T3">H(x,y)</text:span></text:p>
            </draw:text-box>
          </draw:frame>
          <draw:line draw:style-name="gr7" draw:text-style-name="P2" draw:layer="layout" svg:x1="8.89cm" svg:y1="9.895cm" svg:x2="8.89cm" svg:y2="4.815cm">
            <text:p/>
          </draw:line>
          <draw:frame draw:style-name="gr6" draw:text-style-name="P8" draw:layer="layout" svg:width="3.175cm" svg:height="0.962cm" svg:x="8.89cm" svg:y="5.758cm">
            <draw:text-box>
              <text:p text:style-name="P7"><text:span text:style-name="T4">S(x,y)</text:span></text:p>
            </draw:text-box>
          </draw:frame>
          <draw:frame draw:style-name="gr8" draw:text-style-name="P10" draw:layer="layout" svg:width="0.635cm" svg:height="0.725cm" svg:x="3.426cm" svg:y="6.085cm">
            <draw:text-box>
              <text:p text:style-name="P9"><text:span text:style-name="T5">z</text:span></text:p>
            </draw:text-box>
          </draw:frame>
          <draw:frame draw:style-name="gr8" draw:text-style-name="P10" draw:layer="layout" svg:width="0.635cm" svg:height="0.725cm" svg:x="11.41cm" svg:y="9.435cm">
            <draw:text-box>
              <text:p text:style-name="P9"><text:span text:style-name="T5">x</text:span></text:p>
            </draw:text-box>
          </draw:frame>
          <draw:frame draw:style-name="gr9" draw:text-style-name="P10" draw:layer="layout" svg:width="1.905cm" svg:height="0.81cm" svg:x="4.317cm" svg:y="7.99cm">
            <draw:text-box>
              <text:p text:style-name="P9"><text:span text:style-name="T5">terrain</text:span></text:p>
            </draw:text-box>
          </draw:frame>
          <draw:frame draw:style-name="gr10" draw:text-style-name="P10" draw:layer="layout" svg:width="3.175cm" svg:height="0.725cm" svg:x="7.62cm" svg:y="2.82cm">
            <draw:text-box>
              <text:p text:style-name="P9"><text:span text:style-name="T5">free surface</text:span></text:p>
            </draw:text-box>
          </draw:frame>
          <draw:frame draw:style-name="gr8" draw:text-style-name="P10" draw:layer="layout" svg:width="1.905cm" svg:height="0.725cm" svg:x="4.445cm" svg:y="3.545cm">
            <draw:text-box>
              <text:p text:style-name="P9"><text:span text:style-name="T5">lava</text:span></text:p>
            </draw:text-box>
          </draw:frame>
        </draw:g>
        <presentation:notes draw:style-name="dp2">
          <draw:page-thumbnail draw:style-name="gr11" draw:layer="layout" svg:width="18.624cm" svg:height="10.476cm" svg:x="1.482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style:font-face style:name="TSCu_Times" svg:font-family="TSCu_Times" style:font-pitch="variable"/>
    <style:font-face style:name="Tim" svg:font-family="Tim"/>
    <style:font-face style:name="roma" svg:font-family="rom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11:16:57.802061553</meta:creation-date>
    <dc:date>2023-05-06T11:32:28.938280691</dc:date>
    <meta:editing-duration>PT15M31S</meta:editing-duration>
    <meta:editing-cycles>1</meta:editing-cycles>
    <meta:document-statistic meta:object-count="39"/>
    <meta:generator>LibreOffice/7.4.6.2$Linux_X86_64 LibreOffice_project/40$Build-2</meta:generator>
  </office:meta>
</office:document-meta>
</file>